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806cm" svg:height="8.966cm" draw:z-index="0"><draw:image xlink:href="../Rapport/Angle.emf" xlink:type="simple" xlink:show="embed" xlink:actuate="onLoad"/></draw:frame></text:p>
      <text:p text:style-name="Standard"><draw:frame draw:style-name="fr2" draw:name="Image2" text:anchor-type="paragraph" svg:width="16.999cm" svg:height="11.005cm" draw:z-index="1"><draw:image xlink:href="../Rapport/Vitesse.emf" xlink:type="simple" xlink:show="embed" xlink:actuate="onLoad"/></draw:frame><draw:frame draw:style-name="fr3" draw:name="Image3" text:anchor-type="paragraph" svg:x="-0.476cm" svg:y="30cm" svg:width="16.999cm" svg:height="13.942cm" draw:z-index="2"><draw:image xlink:href="../Rapport/Vantail%20Moteur.emf" xlink:type="simple" xlink:show="embed" xlink:actuate="onLoad"/></draw:frame><draw:frame draw:style-name="fr3" draw:name="Image4" text:anchor-type="paragraph" svg:x="0.159cm" svg:y="26.005cm" svg:width="16.999cm" svg:height="11.46cm" draw:z-index="3"><draw:image xlink:href="../Rapport/Couple.emf" xlink:type="simple" xlink:show="embed" xlink:actuate="onLoad" draw:filter-name="&lt;Tous les formats&gt;"/></draw:frame><draw:frame draw:style-name="fr3" draw:name="Image5" text:anchor-type="paragraph" svg:x="0.095cm" svg:y="8.678cm" svg:width="16.806cm" svg:height="8.966cm" draw:z-index="4"><draw:image xlink:href="../Rapport/Angle.emf" xlink:type="simple" xlink:show="embed" xlink:actuate="onLoad" draw:filter-name="&lt;Tous les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10-11T11:42:51</meta:creation-date>
    <dc:date>2008-02-12T11:47:25</dc:date>
    <meta:editing-cycles>4</meta:editing-cycles>
    <meta:editing-duration>PT50M58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3" meta:paragraph-count="0" meta:word-count="0" meta:character-count="0"/>
  </office:meta>
</office:document-meta>
</file>